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footer"/>Listfooter<text:bookmark-end text:name="Listfooter"/></text:h>
      <text:p text:style-name="P14"><text:span text:style-name="Source_20_Text">Listfoot and Listfooter</text:span> are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listbox.css.dsp?view=markup">The CSS source of Listfoot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1.931cm" draw:z-index="1"><draw:image xlink:href="../images/listfooter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list-foot,</text:span></text:p>
            <text:p text:style-name="P2"><text:span text:style-name="Source_20_Text">z-list-foote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list-footer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5">cursor: pointer; padding: 0 2px; font-size: <text:span text:style-name="T2">${fontSizeM}</text:span>; font-weight: normal; overflow: hidden; </text:p>
          </table:table-cell>
        </table:table-row>
        <table:table-row>
          <table:table-cell table:style-name="Table17.A2" office:value-type="string">
            <text:p text:style-name="P6">div.z-list-footer-cnt</text:p>
          </table:table-cell>
          <table:table-cell table:style-name="Table17.B2" office:value-type="string">
            <text:p text:style-name="P3">Font size of the content</text:p>
          </table:table-cell>
          <table:table-cell table:style-name="Table17.C2" office:value-type="string">
            <text:p text:style-name="P15">border: 0; margin: 0; padding: 0; font-family: <text:span text:style-name="T2">${fontFamilyC}</text:span>; <text:soft-page-break/>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">div.z-list-footer-cnt</text:span></text:span>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5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7:05</dc:date>
    <meta:editing-cycles>23</meta:editing-cycles>
    <meta:editing-duration>PT4H11M1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4" meta:word-count="100" meta:character-count="632"/>
  </office:meta>
</office:document-meta>
</file>